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1ffcba"/>
    </style:style>
    <style:style style:name="P2" style:family="paragraph" style:parent-style-name="Heading">
      <style:paragraph-properties fo:text-align="center" style:justify-single-word="false"/>
      <style:text-properties fo:font-size="24pt" officeooo:paragraph-rsid="001ffcba" style:font-size-asian="24pt" style:font-size-complex="24pt"/>
    </style:style>
    <style:style style:name="P3" style:family="paragraph" style:parent-style-name="Text_20_body">
      <style:text-properties officeooo:paragraph-rsid="0026090a"/>
    </style:style>
    <style:style style:name="P4" style:family="paragraph" style:parent-style-name="Text_20_body">
      <style:text-properties officeooo:paragraph-rsid="001ffcba"/>
    </style:style>
    <style:style style:name="P5" style:family="paragraph" style:parent-style-name="Text_20_body">
      <style:text-properties officeooo:paragraph-rsid="0021d224"/>
    </style:style>
    <style:style style:name="P6" style:family="paragraph" style:parent-style-name="Text_20_body">
      <style:text-properties fo:font-weight="bold" officeooo:paragraph-rsid="001ffcba" style:font-weight-asian="bold" style:font-weight-complex="bold"/>
    </style:style>
    <style:style style:name="P7" style:family="paragraph" style:parent-style-name="Text_20_body">
      <style:text-properties fo:font-weight="bold" officeooo:paragraph-rsid="0021d224"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23c2ca"/>
    </style:style>
    <style:style style:name="P10" style:family="paragraph" style:parent-style-name="Heading_20_3">
      <style:text-properties officeooo:paragraph-rsid="0026090a"/>
    </style:style>
    <style:style style:name="P11" style:family="paragraph" style:parent-style-name="Text_20_body">
      <style:text-properties officeooo:paragraph-rsid="0028388c"/>
    </style:style>
    <style:style style:name="T1" style:family="text">
      <style:text-properties fo:font-weight="bold" style:font-weight-asian="bold" style:font-weight-complex="bold"/>
    </style:style>
    <style:style style:name="T2" style:family="text">
      <style:text-properties officeooo:rsid="0021d224"/>
    </style:style>
    <style:style style:name="T3" style:family="text">
      <style:text-properties officeooo:rsid="0026090a"/>
    </style:style>
    <style:style style:name="T4" style:family="text">
      <style:text-properties officeooo:rsid="00277b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阿部次郎</text:p>
      <text:p text:style-name="P1"/>
      <text:p text:style-name="P1"/>
      <text:p text:style-name="P1"/>
      <text:p text:style-name="P2">三太郎の日記</text:p>
      <text:p text:style-name="P1"><text:span text:style-name="T4">第1..3 章 </text:span></text:p>
      <text:h text:style-name="Heading_20_1" text:outline-level="1">三太郎の日記</text:h>
      <text:h text:style-name="Heading_20_2" text:outline-level="2">第1章 - 合本三太郎の日記　序(旧字旧仮名) </text:h>
      <text:p text:style-name="Text_20_body">三太郎の日記を永久に打切りにするために、從來公にした第一と第二との本文に、その後のものを集めた第三を加へて、此處に此の書を出版する。三太郎の日記は三十代に於ける自分の前半期の伴侶として、色々の意味に於いて思ひ出の多いものである。併しこの書を通讀する人が行間に於いて看取するを得べきが如く、自分は次第に此の類の告白、若しくは告白めきたる空想及び思索をしてゐるに堪へなくなつて來た。自分は最早永久にこの類の――篇中に於いて最も日記らしい體裁を具備する――文章を公にすることがないであらう。さうして後年再び告白の要求を痛切に感ずる時期が來ても――自分は早晩此の如き時期が來ることを豫想する――此の如き形式に於いてそれをすることは決してないであらう。故に自分は、自分の生涯に於ける此の如き時期を葬るために、又過去現在並びに――將來に渉つて自分のこの類の文章を愛して呉れ、若しくは愛して呉れるであらうところの友人に親愛の意を表はすために、Volksausgabe の形に於いて茲にこの書を殘して置く。　</text:p>
      <text:p text:style-name="Text_20_body">Pour mettre fin définitivement au Journal de Santaro, j'ai rassemblé les premier et deuxième volumes, qui ont été rendus publics jusqu'à présent, et j'y ai ajouté le troisième volume, qui rassemble les écrits ultérieurs, et je publie ce livre ici. Le Journal de Santaro est un compagnon de ma première moitié de ma trentaine, et il a beaucoup de souvenirs dans divers sens. Cependant, comme les lecteurs de ce livre peuvent le voir entre les lignes, je suis devenu progressivement incapable de supporter ce genre de confession, ou d'imagination et de réflexion qui y ressemble. Je ne rendrai probablement plus jamais public ce genre d'écrit, qui a la forme la plus proche d'un journal dans le livre. Et même si une période où je ressens vivement le besoin de confesser revient dans mes dernières années - je prévois que cette période viendra tôt ou tard - je ne le ferai jamais sous cette forme. Par conséquent, afin d'enterrer cette période de <text:soft-page-break/>ma vie, et aussi afin d'exprimer mon affection à mes amis qui ont aimé ou aimeront mes écrits de ce genre dans le passé, le présent et le futur, je laisse ce livre ici sous la forme d'une édition populaire.</text:p>
      <text:p text:style-name="P4">三太郎の日記は三太郎の日記であつて、その儘に阿部次郎の日記ではない。況して山口生によつて紹介されたる西川の日記が阿部次郎の日記でないことは云ふまでもない。此等の日記がどの程度に於いて私自身の日記であるか。此の如き歴史的の閑問題も、後世に至つて或は議題に上ることがあるかも知れない。併し現在の問題としては、自分は、自分が此等の文章の作者として、換言すればその内容の或者を自ら閲歴し、その内容の或者を自ら空想し、その内容の或者に自ら同情し――かくて此等の内容を愛したる一個の人格として、藝術的に全責任を負うてゐることを明言すればそれで足りると思ふ。　</text:p>
      <text:p text:style-name="P4">Le Journal de Santaro est le Journal de Santaro, et il n'est pas le Journal de Jiro Abe tel quel. Il va sans dire que le journal de Nishikawa, introduit par Yamaguchi, n'est pas le journal de Jiro Abe. Dans quelle mesure ces journaux sont-ils mes propres journaux ? De telles questions historiques oisives pourraient être soulevées à l'avenir. Cependant, en tant que question actuelle, je pense qu'il suffit de déclarer clairement que, en tant qu'auteur de ces écrits, en d'autres termes, en tant que personne qui a vécu une partie de leur contenu, imaginé une partie de leur contenu, et sympathisé avec une partie de leur contenu - et ainsi aimé ces contenus - je porte l'entière responsabilité artistique.</text:p>
      <text:p text:style-name="P4">三太郎の日記第一は大正三年四月東雲堂から、三太郎の日記第二は大正四年二月岩波書店から出版されたものである。今この合本を出すに當つて自分は從來の兩書を絶版にする。自分は從來の兩書を此處に集めることと、それを絶版にすることを快諾された前記の二書肆に對して謝意を表しなければならない。今日以後三太郎の日記の唯一なる形としてこの書のみを殘すことは、自分の喜びとするところである。</text:p>
      <text:p text:style-name="P4"><text:s/>Le Journal de Santaro 1 a été publié par Shinonome-do en avril 1914, et le Journal de Santaro 2 a été publié par Iwanami Shoten en février 1915. Lors de la publication de ce livre combiné, je mets hors d'impression les deux livres précédents. Je dois exprimer ma gratitude aux deux éditeurs susmentionnés qui ont gracieusement accepté de rassembler <text:soft-page-break/>les deux livres précédents ici et de les mettre hors d'impression. C'est ma joie de laisser ce livre comme la seule forme du Journal de Santaro à partir d'aujourd'hui.</text:p>
      <text:p text:style-name="Text_20_body">來る可き春の豫表に心躍りつゝ大正七年二月二十四日 </text:p>
      <text:p text:style-name="Text_20_body">東京中野にて著者識 </text:p>
      <text:h text:style-name="Heading_20_2" text:outline-level="2">第2章 - 合本三太郎の日記の後に(旧字旧仮名) </text:h>
      <text:p text:style-name="P4">私は昨日合本三太郎の日記の初校を了へた。もうこれからは永久に手を觸れることを罷めるつもりで、今囘は初校も再校も三校も凡て自分で眼を通すことにしたのである。さうして二度も三度も舊稿を讀みかへしながらどんな心持を經驗したか、私は今これを語ることをやめようと思ふ。此處に集めたものは既に一旦公けにしたものであれば、今更自ら恥ぢ自ら躊躇してももう及ばない。現在の自分がよいと思ふものと惡いと思ふものとをよりわけて、我慢が出來るものだけを殘すことにするにしても、そのよきものと惡きものとが分つべからざるほど絡み合つてゐる以上は、これも亦如何ともすることが出來ない。私は唯思想上藝術上人格上未熟を極めたる此等の文章も、猶當時の混亂せる内生から直接に發芽せる生氣の故に、私の如く内密な、恥かしい、とり紊したる思ひの多い人達に、幾分の慰藉と力とを與へ得ることを、せめてもの希望とするばかりである。　</text:p>
      <text:p text:style-name="P4">J'ai terminé hier la première épreuve de l'édition combinée du Journal de Santaro. Je n'ai plus l'intention d'y toucher à jamais, et cette fois, j'ai décidé de relire moi-même toutes les épreuves, de la première à la troisième. Je vais m'abstenir de parler des sentiments que j'ai éprouvés en relisant les anciens manuscrits deux ou trois fois. Ce qui est rassemblé ici a déjà été rendu public une fois, il est donc trop tard pour avoir honte ou hésiter. Même si je devais séparer ce que je pense être bon et ce que je pense être mauvais dans le présent et ne garder que ce que je peux supporter, comme le bon et le mauvais sont si étroitement liés qu'ils ne peuvent être séparés, je ne peux rien y faire. Mon seul espoir est que ces écrits, extrêmement immatures en termes de pensée, d'art et de personnalité, puissent apporter un certain réconfort et de la force à ceux qui, comme moi, ont des pensées intimes, honteuses et confuses, en raison de la vitalité qui a germé <text:soft-page-break/>directement de la confusion interne de l'époque.</text:p>
      <text:p text:style-name="P4">改めて云ふまでもなく、三太郎の日記は内生の記録であつて哲學の書ではない。若しこの書に幾分の取柄があるとすれば、それは物の感じ方、考へ方、並びにその感じ方と考へ方の發展の經路にあるのであつて、その結論にあるのではない。單に結論のみに就いて云へば、其處には不備や缺陷が多いことは云ふまでもなく、又相互の間に矛盾するところさへ少くないであらう。殊に本書の中にある思想をその儘に、今日の私の意見と解釋されることは私の最も不本意とするところである。私の哲學は今も猶成立の過程の最中にあつて、未だ定まれる形をとるに至らない。この問題に就いては他日又世間の批評を請ふ機會があることを期待する。併しこの三太郎の日記に於いては、特に内生の記録としてのみ評價せられむことを、親切なる讀者に希望して置きたい。　</text:p>
      <text:p text:style-name="P4">Inutile de le répéter, le Journal de Santaro est un enregistrement de la vie intérieure et non un livre de philosophie. Si ce livre a un quelconque mérite, il réside dans la façon de ressentir et de penser les choses, ainsi que dans le cheminement du développement de ces sentiments et pensées, et non dans ses conclusions. En ce qui concerne les conclusions seules, il va sans dire qu'il y a de nombreuses lacunes et défauts, et il y a même des contradictions entre elles. En particulier, je suis très mécontent que les idées contenues dans ce livre soient interprétées comme mes opinions actuelles. Ma philosophie est encore en plein processus de formation et n'a pas encore pris de forme définitive. J'espère avoir l'occasion de demander l'avis du public sur cette question un autre jour. Cependant, je voudrais demander aux lecteurs bienveillants de bien vouloir évaluer le Journal de Santaro uniquement comme un enregistrement de la vie intérieure.</text:p>
      <text:p text:style-name="P4">併し三太郎の日記の中には、少くともこれを書ける當時に、或種類の問題の解釋を求めて、その結果到達せる處を記録せる文章も亦少くない。從つてそれが餘りに現在の意見と背馳するか、あまりに一面觀に過ぐるか、若しくはあまりに大膽なる斷定を下してゐる場合には、現在の立脚地から見て、如何にもその儘に看過し難き拘泥を感ぜずにはゐられない。故に私はせめて二三の點に就いて、一言の註釋を附記<text:soft-page-break/>して置きたいと思ふ。それは註釋のない部分は凡て現在の意見と合致するといふ意味ではない、唯註釋のある部分が到底そのまゝに通過し難きほど、現在の私にシヨツクを與へると云ふ意味なのである。 </text:p>
      <text:p text:style-name="P4">Cependant, dans le Journal de Santaro, il y a aussi de nombreux écrits qui enregistrent les résultats obtenus en cherchant des explications à certains types de problèmes à l'époque où ils ont été écrits. Par conséquent, lorsque cela s'écarte trop des opinions actuelles, est trop unilatéral ou fait des affirmations trop audacieuses, je ne peux m'empêcher de ressentir une obstination difficile à ignorer de mon point de vue actuel. Par conséquent, je voudrais au moins ajouter quelques notes sur deux ou trois points. Cela ne signifie pas que les parties sans notes correspondent toutes aux opinions actuelles, mais seulement que les parties avec des notes me choquent tellement que je ne peux absolument pas les laisser passer telles quelles.</text:p>
      <text:h text:style-name="Heading_20_2" text:outline-level="2">三太郎の日記　第一 </text:h>
      <text:p text:style-name="P4"><text:span text:style-name="T1">人生と抽象</text:span>（三〇―三三）　</text:p>
      <text:p text:style-name="P4">私は今このやうな廣い意味に於いて「抽象」といふ言葉を使ふことを躊躇する。世界の改造、並びに經驗の主觀的抑揚をも悉く「抽象」の概念の中に包括するのは、人の思索を迷路に陷らしむる虞がある。併し狹義の「抽象」にも世界の改造や經驗の主觀的抑揚と共通の動機あることを認めて、その意義を是認する點に於いては、私は今日と雖も猶この章の主旨に同感する。</text:p>
      <text:p text:style-name="P4"><text:span text:style-name="T1">Vie et abstraction</text:span> (30-33)</text:p>
      <text:p text:style-name="P4">J'hésite maintenant à utiliser le mot « abstraction » dans ce sens large. Inclure la改造 du monde et la抑揚 субъективная de l'expérience dans le concept d'« abstraction » risque de faire tomber la pensée des gens dans un labyrinthe. Cependant, même si je reconnais que l'« abstraction » au sens strict a un motif commun avec la改造 du monde et la抑揚 субъективная de l'expérience, et que j'approuve sa signification, je suis toujours d'accord avec l'idée principale de ce chapitre aujourd'hui.</text:p>
      <text:p text:style-name="P4"><text:span text:style-name="T1">影の人</text:span>　</text:p>
      <text:p text:style-name="P4"><text:soft-page-break/>「自然的科學的の立場がぐるりと其姿を代へて神祕的形而上學的の立場に變る刹那の經驗を持たない者は氣の毒である。甚だ稀有ながら此刹那の餘光を身に浴びて、魂の躍りを直接に胸に覺えることが出來る自分は幸福であつた」（六九）。自分は三太郎にかう云はしめる資格があるだらうか。現在の自分はこの言葉を書いたことを恥かしく思ふものである。</text:p>
      <text:p text:style-name="P6">L'homme de l'ombre</text:p>
      <text:p text:style-name="P4">« Il est dommage pour ceux qui n'ont pas l'expérience du moment où la position scientifique naturelle se transforme complètement en une position métaphysique mystique. J'ai eu la chance d'être baigné dans la lumière résiduelle de ce moment extrêmement rare et de sentir directement le saut de l'âme dans ma poitrine » (69). Ai-je le droit de faire dire cela à Santaro ? J'ai honte d'avoir écrit ces mots aujourd'hui.</text:p>
      <text:p text:style-name="P4"><text:span text:style-name="T1">内面的道徳</text:span>（七六―七八）　</text:p>
      <text:p text:style-name="P5">現在の自分は、「何をなすべきか」の問題にも、この文章を書いた當時以上の意義を認めてゐる。併し内面的道徳それ自身の重要なることを感ずる點に於いても、私の思想は當時以上に深くなつてゐると信じてゐる。故にこの文章の一面的な點を補へば、その趣旨は現在の自分の意見としてその儘に通用させても構はない。</text:p>
      <text:p text:style-name="P5"><text:span text:style-name="T1">Morale intérieure</text:span> (76-78)</text:p>
      <text:p text:style-name="P5">Aujourd'hui, je reconnais plus d'importance au problème de « ce qu'il faut faire » qu'à l'époque où j'ai écrit cet article. Cependant, je crois que ma pensée est devenue plus profonde qu'à l'époque, même en ce qui concerne l'importance de la morale intérieure elle-même. Par conséquent, si je complète le point unilatéral de cet article, son but peut être appliqué tel quel comme mon opinion actuelle.</text:p>
      <text:p text:style-name="P5"><text:span text:style-name="T1">個性、藝術、自然</text:span>　</text:p>
      <text:p text:style-name="P5">「ロダンが彫刻と共に素描に長じ、カンヂンスキーが繪畫を描くと共に詩を作り、ワーグナーが音樂と共に劇詩と評論とを能くする等、近代的天才には精神的事業の諸方面に渉る者次第に多きを加へて來たとは云ふものゝ云々」（八五）。自分はこの一節を取消したく思ふ。實際十九世紀の中葉等にくらべれば、現今は稍※綜合的精神の――從つて綜合的天才の時代が始まりかけてゐるといへるかも知れない。併<text:soft-page-break/>しミケランジエロやレオナルドに比べれば、ロダンでさへその傍により付けないであらう。況してカンヂンスキーの如き名を此處に並べたことを私は非常に恥かしいことに思ふ。この文章を書いた時私は確かに流行に動かされてゐたに違ひない。私はその後彼の版畫といふものを見、彼の油畫の寫眞も可なり見て、特に珍重するに足るものでないことを感ずるやうになつた。さうして彼の Ueber das Ceistige in der Kunst といふ論文集を少し讀んでから、この人は一種の野次馬に過ぎないのではないかとさへ疑ふやうになつた。最後にワーグナーは十九世紀中葉の人であつて、彼は彼の時代にとつての除外例と云はなければならないであらう。一體に現在の私は「精神的事業の諸方面に渉る者」が多くなつて來たことを以つて「近代的天才」の特徴となすには、まだ實例が足りないと思つてゐる者である。 </text:p>
      <text:p text:style-name="P7">Individualité, art, nature</text:p>
      <text:p text:style-name="P5">« On dit que les génies modernes, tels que Rodin qui excelle à la fois en sculpture et en dessin, Kandinsky qui peint et écrit de la poésie, et Wagner qui maîtrise à la fois la musique, le drame poétique et la critique, ont progressivement augmenté en nombre dans divers aspects des entreprises spirituelles, etc. » (85). Je voudrais retirer ce passage. Il est vrai que par rapport au milieu du XIXe siècle, etc., nous pourrions dire que l'ère de l'esprit légèrement synthétique, et donc du génie synthétique, commence à peine. Cependant, comparé à Michel-Ange et Léonard, même Rodin ne peut pas se comparer à eux. De plus, j'ai très honte d'avoir mis un nom comme Kandinsky ici. Quand j'ai écrit cet article, j'étais certainement influencé par la mode. J'ai ensuite vu ses gravures et j'ai vu pas mal de photos de ses peintures à l'huile, et j'ai commencé à sentir qu'elles n'étaient pas particulièrement dignes d'être appréciées. Et après avoir lu un peu de son recueil d'essais « Ueber das Geistige in der Kunst », j'ai même commencé à douter qu'il ne soit qu'un type de spectateur. Enfin, Wagner était un homme du milieu du XIXe siècle, et il devrait être considéré comme une exception pour son époque. En général, je pense qu'il n'y a pas encore assez d'exemples pour faire de l'augmentation du nombre de « ceux qui couvrent divers aspects des entreprises spirituelles » une caractéristique du « génie moderne ».</text:p>
      <text:h text:style-name="Heading_20_2" text:outline-level="2"><text:soft-page-break/>三太郎の日記　第二 </text:h>
      <text:p text:style-name="P5"><text:span text:style-name="T1">聖フランシスとステンダール</text:span>（一五一―一八〇）　</text:p>
      <text:p text:style-name="P5">私は今でもドン・ホアンを此處に用ゐたやうな意味の Classname に用ゐることを、それ自身に於いては不都合だと思つてゐない。しかしドン・ホアンそのものゝ心理に就いてはもつと深い解釋を下す餘地があり又必要があるに違ひないと思ふ。さうして我等はステンダール自身がドン・ホアンの味方ではなくてエルテルの味方を以つて自任してゐたことを記憶して置かなければならない（De l'amour LIX）。併しこの事實は彼が余の意味に於けるドン・ホアンであることの反證にはならないと思ふ。彼が 〔L'amour a' la Don Juan, L'amour a' la Werther〕 等と名づけた命名の仕方が、既に彼の態度のドン・ホアン流であることを證明するものである。 </text:p>
      <text:p text:style-name="Text_20_body">Je ne pense toujours pas qu'il soit inapproprié en soi d'utiliser Don Juan ici dans le sens où il a été utilisé pour Classname. Cependant, je pense qu'il y a plus de place et de besoin pour une explication plus approfondie de la psychologie de Don Juan lui-même. Et nous devons nous rappeler que Stendhal lui-même se considérait comme un partisan d'Értel, et non de Don Juan (De l'amour LIX). Cependant, je ne pense pas que ce fait prouve qu'il n'est pas un Don Juan dans un autre sens. La façon dont il a nommé des choses comme [L'amour à la Don Juan, L'amour à la Werther] prouve déjà que son attitude est à la Don Juan.</text:p>
      <text:p text:style-name="Text_20_body">序でながら Stendhal はベールがその崇拜するヰンケルマンの生地に因んで名づけた雅號である。これを佛蘭西風にスタンダールと發音するも、半ば獨逸風にステンダールと發音するも、共に大して差支はあるまいと思ふが、自分は大學の佛蘭西文學の教授Ｈ氏（佛蘭西人）の發音に從つてステンダールと云ひ馴れたのでこの方に從つたのである。Don Juan は New Standard Dictionary に Don hwan とあるのに從つた。 </text:p>
      <text:p text:style-name="Text_20_body">Au passage, Stendhal est un pseudonyme que Beyle a choisi en l'honneur de la ville natale de Winckelmann, qu'il admirait. Je ne pense pas qu'il y ait beaucoup de différence entre le prononcer « Stendhal » à la française ou « Stendhal » à moitié à l'allemande, mais je me suis habitué à le prononcer <text:soft-page-break/>« Stendhal » en suivant la prononciation de M. H., professeur de littérature française à l'université (un Français), et je m'y suis tenu. J'ai suivi le New Standard Dictionary, qui écrit Don Juan comme Don hwan.</text:p>
      <text:p text:style-name="P5"><text:span text:style-name="T1">碎かれざる心</text:span>　</text:p>
      <text:p text:style-name="P5">「固よりこれはこの時だけの氣分に過ぎないことを知つてゐた」（二三一）。私は今になつてこの言葉の當りすぎてゐたことを恥かしく思ふ。私は今この類の憧憬を語ることさへ身分不相應であるやうな氣がしてゐる。 </text:p>
      <text:p text:style-name="P8">Un cœur qui ne se brise pas</text:p>
      <text:p text:style-name="Text_20_body">« Bien sûr, je savais que ce n'était qu'une humeur passagère » (231). J'ai honte maintenant que ces mots étaient trop justes. J'ai l'impression qu'il est même inapproprié pour moi de parler de ce genre d'aspiration maintenant.</text:p>
      <text:h text:style-name="Heading_20_2" text:outline-level="2">三太郎の日記　第三 </text:h>
      <text:p text:style-name="P5">去年の日記から（二四八―二五八）　</text:p>
      <text:p text:style-name="P5">これは私の實際の日記からの抄録である。（No. 21 を除く）。今ならばこの類の、斷片的な中にも斷片的なものを公にする氣にはならなかつたであらう。併し流石に捨て難い部分もあつて此處に編入した。大正三年の始めに、私は弟や妹と共に谷中の方に居り、妻は子供と共に柏木の方に別に家を持つてゐた。五月、一家は柏木の方に一緒になつて、私は一人鵠沼の方へ移轉した。これだけの事を註記して置かなければ讀者には大體の事情さへ通じないであらう。</text:p>
      <text:p text:style-name="P5">Extrait<text:span text:style-name="T2">s</text:span> du journal de l'année dernière (248-258)</text:p>
      <text:p text:style-name="P5">Il s'agit d'extraits de mon journal personnel (à l'exception du n° 21). Aujourd'hui, je n'aurais pas été d'humeur à rendre public ce genre de fragment, même parmi les fragments. Cependant, il y a des parties que je ne pouvais vraiment pas jeter, et je les ai donc incluses ici. Au début de 1914, je vivais à Yanaka avec mon frère et ma sœur, et ma femme avait une maison séparée à Kashiwagi avec les enfants. En mai, la famille s'est réunie à Kashiwagi, et j'ai déménagé seul à Kugenuma. Je dois noter ces détails, sinon les lecteurs ne comprendront même pas la situation générale.</text:p>
      <text:p text:style-name="P5"><text:soft-page-break/>五、六、七　</text:p>
      <text:p text:style-name="P5">當時近親に大病人があつて、妻は一年許り毎日病院の方へ行つてゐたために、私は小さい子を預つて女中と共に留守をしてゐなければならなかつた。私は丁度頭の中に醗酵してゐる仕事を持ちながら、何も出來ずいら／＼して一年間を空過しなければならなかつた。此等の文章は當時の亂れた、斷片的な生活の記念として、全篇の中でも恐らくは最も落付かないものである。さうして讀者はその後に書いたものが急に理屈つぽくなつたことを感じられるであらう。事實上三太郎の日記はあの混亂せる時期を以つて死んでゐるのである。三太郎の日記の水脈は今後暫くは唯地下をのみ流れてゐなければならない。さうしてもつと纒つた形に於いて、何時か泉となつて噴出する時期が來ることを待つてゐなければならない。それはもつと蓄積して恐ろしいものとなる必要があるのである。</text:p>
      <text:p text:style-name="P5"><text:s/>5, 6, 7</text:p>
      <text:p text:style-name="P5">À cette époque, un proche était gravement malade, et ma femme allait à l'hôpital tous les jours pendant environ un an. J'ai donc dû garder le jeune enfant à la maison avec la servante. J'avais un travail qui fermentait dans ma tête, mais je n'ai rien pu faire et j'ai dû passer une année à ne rien faire. Ces écrits sont probablement les plus agités de tout le livre, en souvenir de la vie fragmentée et désordonnée de l'époque. Et les lecteurs remarqueront que ce qui a été écrit par la suite est soudainement devenu plus rationnel. En fait, le Journal de Santaro est mort pendant cette période chaotique. Le courant souterrain du Journal de Santaro doit continuer à couler sous terre pendant un certain temps. Et nous devons attendre le moment où il jaillira un jour comme une source sous une forme plus cohérente. Il doit s'accumuler davantage et devenir quelque chose de terrible.</text:p>
      <text:h text:style-name="Heading_20_2" text:outline-level="2">附録 </text:h>
      <text:p text:style-name="Text_20_body">西川の日記　西川の日記の思想に就いては私は直接に責任を負ふ必要を認めない。故に此等の文章に關する註釋は無用である。私は唯、今になつては、「自分は讀者に向つてそれだけでは理解し得ないやうな文章を提供するほど無責任な人間ではないつもりである」（三八<text:soft-page-break/>五）と云へる山口生の豪語を信じないことと、「自分は自分の死ぬまでの間に、彼を主人公とした幾篇かの小説を書くことを堅く決心した」（同上）といふその決心が「堅い」ことに就いて疑を懷いてゐることを云つて置きたい。後の點に就いて云へば、私は、今にも降り出しさうにした夕立の雲の、いつの間にかあらぬ方に逸れてしまつてゐることを恐れるものである。（大正七年五月九日記） </text:p>
      <text:h text:style-name="Heading_20_2" text:outline-level="2">第3章 - 帰来(新字旧仮名) </text:h>
      <text:h text:style-name="Heading_20_3" text:outline-level="3">　　　　　１ </text:h>
      <text:p text:style-name="P9">　千九百二十三年の七月、私は、独逸を出てから、和蘭・白耳義を経て再びパリにはひつた。其処の美術館で、前に見た目ぼしいものを見なほしたり、前に見のこして置いたものを見たりするのが私の主たる目的だつた。その月の二十七日の午後、私はルーヴルの大玄関をはひつて直ちに右に折れ、Galerie Mollien を突当つて同じ名を負ふ階段を二階に上り、左折して仏蘭西初期の画廊に入ると間もなく、又三階に上る階段を踏んで Collection Camondo に到達した。それは千九百十一年に死んだキャモンド伯の蒐集で印象派の絵画を以て有名なものである。さうしてこの蒐集には東洋芸術の遺品も又相応にまじつてゐるのである。　</text:p>
      <text:p text:style-name="P9">En juillet 1923, après avoir quitté l'Allemagne, je suis revenu à Paris en passant par les Pays-Bas et la Belgique. Mon principal objectif était de revoir les œuvres remarquables que j'avais déjà vues dans les musées, et de découvrir celles que j'avais manquées auparavant. L'après-midi du 27 de ce mois, je suis entré dans le grand hall du Louvre, j'ai immédiatement tourné à droite, j'ai traversé la Galerie Mollien, j'ai monté les escaliers du même nom au deuxième étage, j'ai tourné à gauche et, peu après être entré dans la galerie de peinture française primitive, j'ai monté les escaliers menant au troisième étage pour atteindre la Collection Camondo. Il s'agit de la collection du comte Camondo, décédé en 1911, célèbre pour ses peintures impressionnistes. Cette collection comprend également des œuvres d'art oriental.</text:p>
      <text:p text:style-name="P9"><text:soft-page-break/>未だ階段の中途にあつて、私の眼は既に壁にかけた支那画にひきつけられた。階段を上りきつた小さい廊下には大きな座像仏が安置されてゐた。さうして其処から足を最初の室に踏み入れると、吾々の眼は四壁にかけた哥麿や写楽等の浮世絵によつて涼しくされる。客遊既に一年半、故国の趣味と生活とに対する郷愁を胸の奥に持つてゐる私に取つては、その微妙な色彩、その簡素な描線、そのほのかな静かな気分が、殆んど一種の救ひとして働きかけて来た。此処には色と線とに対する無量にデリケートな官能がある。此処には、日常生活の些事の中にも滲透して、戯れながらその味を吸ひ取りその美を掬い上げることの出来る芸術家のこゝろがある。凡そその素質のこまやかにその官能の豊かな点に於いて、此等の画家は、時代を等しくする欧羅巴の画家の多くに比較しても、決して遜色がないであらう。而も此等の浮世絵が特別の意味で民衆を代表し民衆に支持されてゐた芸術であることを思へば、此等の芸術を産んだ日本の民族も亦この誇を分つべき充分の資格を持つてゐるのである。一体に私は、故国を離れてから、他との比較によつて益々祖国に対する自信の篤くなることを感じて来た。さうしてこの自信が此処でも亦更に確められ得たことは、私の大なる喜びであつた。　</text:p>
      <text:p text:style-name="P9">Alors que j'étais encore à mi-chemin des escaliers, mon regard a déjà été attiré par une peinture chinoise accrochée au mur. Un grand Bouddha assis était installé dans le petit couloir en haut des escaliers. Et lorsque j'ai franchi le seuil de la première pièce, nos yeux ont été rafraîchis par les estampes ukiyo-e d'Utamaro et de Sharaku accrochées aux quatre murs. Pour moi, qui voyageais depuis un an et demi et qui avais une nostalgie du goût et de la vie de mon pays natal, leurs couleurs délicates, leurs lignes simples et leur atmosphère douce et paisible agissaient presque comme une sorte de soulagement. Il y a ici une sensibilité infiniment délicate à la couleur et à la ligne. Il y a ici le cœur d'un artiste capable de s'infiltrer dans les moindres détails de la vie quotidienne, de s'amuser à en absorber le goût et à en recueillir la beauté. En termes de finesse de leur talent et de richesse de leur sensibilité, ces peintres n'auraient rien à envier à la plupart des peintres européens de la même époque. De plus, si l'on considère que ces estampes ukiyo-e <text:soft-page-break/>étaient un art qui représentait le peuple et était soutenu par lui dans un sens particulier, le peuple japonais qui a produit ces arts a également toutes les raisons de partager cette fierté. En général, depuis que j'ai quitté mon pays natal, j'ai senti que ma confiance en ma patrie devenait de plus en plus forte grâce aux comparaisons avec les autres. Et le fait que cette confiance ait pu être encore renforcée ici a été pour moi une grande joie.</text:p>
      <text:p text:style-name="P9">併しこの喜びは、決して影のない光のみではなかつた。私の誇りは、その反面に羞恥に似た一種の感情に裏打せられることを、如何ともすることが出来なかつた。此等の画家と彼等を生んだ民族とが、優れた素質と豊かな官能とを持つてゐることについては、少くとも私にとつては何の疑ひもない。併し彼等はこの素質と官能とを如何なる自覚と意志とを以て率ゐてゐるか。彼等の絵のうちに、志すところの高さと、人生の第一義に参する者の自信とを捜し求めるとき、吾々は其処に何等か積極的に貫いてゐるものを発見することが出来るか。徹底するに先つて横に逸れた、小さい機智と皮肉との遊戯、一面に非難者の声を予想しつゝ、而もこれに耽溺することを禁じ得ぬ、意識的な反抗的な好色――かういふものがその素質と官能との純真を累ひして、芸術の本流との疎隔を余儀なくしてゐるやうなことはないか。特に最も悲むべきは、彼等がその画技の意義と尊厳とについて充分の自信を持ち得なかつたところにある。彼等が自ら自己の事業を卑下し、自分の仕事に就いて暗黙の間に一種の「良心の不安」を持つてゐたところにある。吾々は彼等から、「構ふものか」、「この道楽がやめられようか」といふやうな主張を聴くことは出来るであらう。道学も説教もこれを説破するを得ぬ「ぬきさしならず身に沁みる面白さ」の力を、彼等の芸術中に看取することは出来るであらう。併し小さい反抗と弁疏とを離れた腹の底からの自信、道学的の意味を超脱した大なる「正しさ」の自覚――此等のものが彼等の芸術の根柢にあつたかどうかは極めて疑問である。自分の仕事に対する動きなき自信の欠乏は彼等の芸術を小さくし、彼等の芸術から根本的の落付きを奪つてゐると云はれても、吾々はこれに抗弁する所以を知らないであらう。　</text:p>
      <text:p text:style-name="P9">Cependant, cette joie n'était pas seulement une lumière sans ombre. Ma fierté, au revers de la médaille, ne pouvait s'empêcher d'être soutenue par une sorte de sentiment <text:soft-page-break/>proche de la honte. Il n'y a aucun doute, du moins pour moi, que ces peintres et le peuple qui les a engendrés possédaient un talent exceptionnel et une riche sensibilité. Mais avec quelle conscience et quelle volonté ont-ils guidé ce talent et cette sensibilité ? Lorsque nous cherchons dans leurs peintures la hauteur de leurs aspirations et la confiance de ceux qui participent à la première signification de la vie, pouvons-nous y découvrir quelque chose qui les traverse positivement ? Le jeu de petits esprits et d'ironie qui s'écarte avant de s'approfondir, l'hédonisme conscient et rebelle qui, d'une part, anticipe les critiques, mais ne peut s'empêcher de s'y adonner, n'ont-ils pas nui à la pureté de leur talent et de leur sensibilité, les obligeant à s'éloigner du courant principal de l'art ? Ce qui est particulièrement déplorable, c'est qu'ils n'ont pas pu avoir une confiance suffisante dans la signification et la dignité de leur technique picturale. Ils ont déprécié leur propre travail et avaient une sorte de « mauvaise conscience » implicite à propos de leur travail. Nous pouvons entendre de leur part des affirmations telles que « Qui s'en soucie ? » ou « Comment pourrais-je renoncer à ce plaisir ? ». Nous pouvons voir dans leur art le pouvoir d'un « plaisir irrésistible qui imprègne le corps », que la doctrine et les sermons ne peuvent réfuter. Mais on peut se demander si une confiance profonde qui transcende les petites rébellions et les justifications, une conscience d'une grande « justesse » qui transcende le sens doctrinal, étaient à la base de leur art. On peut dire que le manque de confiance inébranlable dans leur travail a rapetissé leur art et a privé leur art d'une stabilité fondamentale, et nous ne saurions comment nous y opposer.</text:p>
      <text:p text:style-name="P9">この印象は、閾を越えて仏蘭西印象派の室に踏み入るに従つて更に確められる。其処には私の平生敬愛するセザンヌやゴーホのもの二三の外に、私が外遊後実物を見ることによつて始めてその真価値を知つたとも云ふべきコロー（特にその人物）マネー等の作品も相応にあるが、この場合特に比較に持ち来されるものはドガの諸作である。ドガが日本の浮世画家のやうに微妙な垢ぬけのした感覚（特に色彩感覚）を持つてゐたか、彼の舞妓の絵は浮世絵の遊女や美人のやうに透徹した味を持つてゐるか、此等の点に於いて後者を揚げて前者をその下位に置く者があつても、私はこれを不思議とはしないであらう。併しド<text:soft-page-break/>ガの絵は浮世絵の多くのもののやうな他念が――若くは邪念がない。彼は良心の不安や「士流」の非難に対する反抗なしに、余念なくその対象との「対話」に没頭する。自分の仕事の意義に対する積極的な「自覚」が、彼の絵の中に現されてゐるかどうか、縦令この点については疑問があつても、兎に角彼はその自信を脅す魔を持つてゐない。心を専らにして、欣々としてその仕事を追求してゐる点に於いて、彼の An sich の自信は聊かも紊されるところがないのである。如何に逆説めいて響くにもせよ、浮世絵はドガの舞妓の絵に較べて遥かに傾向的である、換言すれば好色の説教を含んでゐる。更に逆説を推し進めることを許されるならば、傾向的な傾向に於いては浮世絵は――その傾向の内容に天地の差異あることは云ふまでもないが――ミレーとの間により多くの親縁を持つとも云ひ得るであらう。而もその説教が、ミレーと異る「良心の不安」を背景とするが故に、如何なる長所を以てするも結局「日蔭の芸術」に近いことを如何ともなし得ないのである。　</text:p>
      <text:p text:style-name="P9">Cette impression est encore renforcée lorsque je franchis le seuil et entre dans la salle de l'impressionnisme français. Il y a là, outre deux ou trois œuvres de Cézanne et de Van Gogh, que j'admire habituellement, des œuvres de Corot (en particulier ses personnages) et de Manet, dont j'ai découvert la véritable valeur en voyant les originaux après mon voyage à l'étranger. Dans ce cas, les œuvres de Degas sont particulièrement comparées. Je ne serais pas surpris que certains placent les seconds au-dessus des premiers sur des points tels que la question de savoir si Degas avait une sensibilité délicate et raffinée (en particulier le sens de la couleur) comme les peintres ukiyo-e japonais, ou si ses peintures de danseuses de ballet avaient un goût aussi transparent que les courtisanes et les beautés des ukiyo-e. Cependant, les peintures de Degas n'ont pas d'arrière-pensées, voire de mauvaises pensées, comme beaucoup d'estampes ukiyo-e. Il se consacre sans distraction au « dialogue » avec son sujet, sans mauvaise conscience ni rébellion contre les critiques des « classes dirigeantes ». Même si l'on doute que sa peinture exprime une « conscience de soi » positive de la signification de son travail, il n'a en tout cas pas de démons qui menacent sa confiance. Son assurance <text:soft-page-break/>en soi n'est en rien troublée par sa concentration et sa poursuite joyeuse de son travail. Aussi paradoxal que cela puisse paraître, les estampes ukiyo-e sont beaucoup plus tendancieuses que les peintures de danseuses de Degas, c'est-à-dire qu'elles contiennent des sermons hédonistes. Si l'on me permet de pousser le paradoxe plus loin, on pourrait même dire que les estampes ukiyo-e ont plus d'affinités avec Millet en termes de tendances tendancieuses, bien que le contenu de ces tendances soit évidemment très différent. Et pourtant, comme ce sermon a pour toile de fond une « mauvaise conscience » différente de celle de Millet, il ne peut s'empêcher d'être finalement proche de l'« art de l'ombre », quels que soient ses mérites.</text:p>
      <text:p text:style-name="P9">然らば十八世紀の浮世絵と十九世紀の仏蘭西印象派との間に此の如き相違を持来したものは何であるか――これは徳川時代の芸術を理解せむとする者が、誰でも一度は問はずにゐられぬ問題である。 </text:p>
      <text:p text:style-name="P9">Alors, qu'est-ce qui a provoqué une telle différence entre les estampes ukiyo-e du XVIIIe siècle et l'impressionnisme français du XIXe siècle ? C'est une question que quiconque cherche à comprendre l'art de l'époque d'Edo ne peut s'empêcher de se poser.</text:p>
      <text:h text:style-name="Heading_20_3" text:outline-level="3">　　　　　２ </text:h>
      <text:p text:style-name="Text_20_body">千九百二十二年七月廿八日、ベルリンに著いて間もなくのことである。私は大使館のＹ君の私宅で端唄の「薄墨」のレコードを聴いた。その夏はベルリンでは寒い雨勝な夏であつた。独逸の困窮と不安とは未だ馴れぬ旅ごゝろを特に寂しく落付かぬものとした。さうしてこの不安ながたがたした町の中で、故国のしめやかな哀音を耳にするのは、何とも云へぬ心持であつた。この言葉少なな、溢れ出る感情を抑へに抑へた、咽び音のやうに幽かな魂の訴へは、欧羅巴のカフェーと其処でダンスにつれて奏せられる騒々しい音楽に比較して、何といふ深淵によつて隔てられてゐることであらう。此の如き音楽を伴奏とする日本の好色は、ヰッテンベルグ・プラッツの辺で吾々を擁する夜鷹の群と――ブラインドをおろした密室で裸踊りのはてに行はれるといふ現代欧羅巴の好色と――何といふ甚しい懸絶であらう。私は三千里の外にゐて日本流の絃歌に対するあこがれに堪へなかつた。さうして<text:soft-page-break/>遂に、日本にゐる遊仲間と、彼と共に子供の時分から御座敷で逢ひ馴れてゐる歌妓とに、葉書を書くといふ誘惑に打勝つことが出来なかつた。 </text:p>
      <text:p text:style-name="Text_20_body">Peu de temps après mon arrivée à Berlin, le 28 juillet 1922, j'ai écouté un enregistrement de la chanson de geisha « Usuzumi » chez M. Y., de l'ambassade. Cet été-là, Berlin a connu un été froid et pluvieux. La pauvreté et l'anxiété de l'Allemagne ont rendu mon voyage, auquel je n'étais pas encore habitué, particulièrement solitaire et agité. Et entendre les sons tristes et paisibles de mon pays natal dans cette ville inquiète et agitée était un sentiment indescriptible. Ce murmure silencieux, une plainte de l'âme à peine audible comme un sanglot, qui retenait des émotions débordantes, était séparé par un abîme profond des cafés européens et de la musique bruyante qui y était jouée pour accompagner la danse. L'érotisme japonais accompagné d'une telle musique était séparé par un abîme immense de la foule de prostituées qui nous entouraient près de Wittenbergplatz, et de l'érotisme européen moderne, qui se déroulait dans des pièces secrètes aux stores baissés après des danses nues. J'étais à trois mille ri (environ 12 000 km) de chez moi et je ne pouvais résister à mon désir de chansons et de musique à cordes à la japonaise. Et je n'ai pas pu résister à la tentation d'écrire des cartes postales à mes compagnons de jeu au Japon et à la geisha avec qui j'étais habitué à me rencontrer dans les salles de réception depuis mon enfance.</text:p>
      <text:h text:style-name="Heading_20_3" text:outline-level="3">　　　　　３ </text:h>
      <text:p text:style-name="P9">ミュンヒェンは私の未見の「師」リップスが、その生涯の最後の二十年を送つたなつかしい土地である。彼の遺族を其処にたづねて、彼に対する死後の感謝を致すことは、日本を発つときからの私の念願であつた。千九百二十三年の春、私は遺族の消息をたづねるために、故人の弟子で当時其処の大学の員外教授をしてゐたモーリッツ・ガイガーとの文通を始めた。さうして伊太利から独逸への帰途、六月一日から九日までミュンヒェンに滞在してゐるうち、殆んど毎日この人と逢つてゐた。音楽美学に関する一二の論文を書いた若い美学者フーバーとも其処で面識が出来た。　</text:p>
      <text:p text:style-name="P9"><text:soft-page-break/>Munich est la ville nostalgique où mon « maître » Lipps, que je n'avais jamais rencontré, a passé les vingt dernières années de sa vie. Mon souhait le plus cher depuis mon départ du Japon était de rendre visite à sa famille là-bas et de lui exprimer ma gratitude posthume. Au printemps 1923, j'ai commencé à correspondre avec Moritz Geiger, un disciple du défunt et professeur associé à l'université locale à l'époque, afin de me renseigner sur la famille. Et lors de mon retour d'Italie en Allemagne, j'ai séjourné à Munich du 1er au 9 juin, rencontrant cette personne presque tous les jours. J'ai également fait la connaissance de Huber, un jeune esthéticien qui avait écrit un ou deux articles sur l'esthétique musicale.</text:p>
      <text:p text:style-name="P9">フーバーは日本の音楽をききたいと云つてゐた。私も亦彼にこれを聴かせてその批評をきいて見たいと思つたが、遂にその機会を得なかつた。ガイガーはアメリカの伯父を訪問したとき、其処で日本の総理大臣Ｔ氏の令嬢に日本の音楽をきかせて貰つたと云つてゐた。その時彼の受けた印象はどうであつたか。彼は Kolossal klagend（極めて歎きの深い）といふ要領を得た二語にその印象を要約した。吾々の音楽の溜息と深い歎きとは、教養ある欧羅巴人の魂にも亦直ちに通ずるところがあるのである。　</text:p>
      <text:p text:style-name="P9">Huber a dit qu'il aimerait écouter de la musique japonaise. J'aurais également aimé la lui faire écouter et entendre sa critique, mais je n'en ai finalement pas eu l'occasion. Geiger a dit que lorsqu'il a rendu visite à son oncle en Amérique, il a eu l'occasion d'écouter de la musique japonaise par la fille du Premier ministre japonais T. Là-bas. Quelle a été son impression à ce moment-là ? Il a résumé son impression en deux mots essentiels : « Kolossal klagend » (extrêmement plaintif). Les soupirs et la profonde tristesse de notre musique trouvent également un écho direct dans l'âme des Européens cultivés.</text:p>
      <text:p text:style-name="P9">日本の音楽が必ずしも吾々の間にのみ通ずる地方的音楽でないことを発見したのは、私の深い喜びであつた。 </text:p>
      <text:p text:style-name="P9">Ce fut ma plus grande joie de découvrir que la musique japonaise n'était pas nécessairement une musique locale qui ne résonnait qu'entre nous.</text:p>
      <text:h text:style-name="Heading_20_3" text:outline-level="3"><text:soft-page-break/>４</text:h>
      <text:p text:style-name="P9">千九百二十三年九月、東京の大震災の後十日、未だ何の消息もない家族の運命に対する不安を抱きながら、私は加茂丸といふ小さい客船に乗つてマルセーユから帰国の途に就いた。当時日本に対するセンティメンタルな愛が極めて昂進してゐた私も、多くの日本人の顔を見ると一寸不思議を感ずるぐらゐに欧羅巴化してゐた。さればと云つて東洋行の英吉利人の中には、欧羅巴人の顔の美しさを代表するやうな男女がゐるわけもなかつた。同船の英吉利人は、往航の場合と等しく復航にも亦私の心を暗くした。この航海に於いて割合に親しく自分と話をしたのは、一人離れて日本に関する仏蘭西語の本を耽読してゐた一伊太利人――一見すればソ※ェート・ロシアの共産党員らしい顔をしてゐながら、その実ムッソリーニやダンヌンチォの旗下に属してゐる男で、今度横浜で震死した領事の代りに日本に赴任するといふ、ミラノのアカデミアの教授――のみであつた。彼は武骨ではあるが真率であつた。さうして新しく赴任する日本の文化が最も多く彼の心をひいてゐるやうに見えた。彼は日本の音楽を聴きたいと云つた。さうして私は再び日本の音楽に対する外国人の批評を耳にし（若くは眼に見る）機会を得たのである。</text:p>
      <text:p text:style-name="P9">En septembre 1923, dix jours après le grand tremblement de terre de Tokyo, tout en étant inquiet du sort de ma famille dont je n'avais aucune nouvelle, j'ai embarqué sur un petit paquebot appelé Kamomaru à Marseille pour retourner dans mon pays. À cette époque, mon amour sentimental pour le Japon était extrêmement intense, mais j'étais tellement européanisé que j'étais un peu surpris de voir les visages de nombreux Japonais. Cela dit, il n'y avait pas d'hommes et de femmes représentant la beauté des visages européens parmi les Anglais qui se rendaient en Orient. Les Anglais à bord du même navire ont assombri mon cœur lors du voyage de retour, tout comme lors du voyage aller. La seule personne avec qui j'ai parlé relativement intimement pendant ce voyage était un Italien qui lisait avidement des livres en français sur le Japon, seul à l'écart. C'était un professeur de l'Académie de Milan qui avait l'air d'un communiste soviétique russe à première vue, mais qui appartenait en réalité aux partisans de Mussolini et D'Annunzio, et qui allait au Japon pour remplacer <text:soft-page-break/>le consul décédé lors du tremblement de terre de Yokohama. Il était rustre, mais sincère. Et il semblait que la culture japonaise, où il allait prendre ses nouvelles fonctions, attirait le plus son attention. Il a dit qu'il voulait écouter de la musique japonaise. Et j'ai eu l'occasion d'entendre (ou de voir) à nouveau les critiques d'un étranger sur la musique japonaise.</text:p>
      <text:p text:style-name="P9">人も知る如く、日本の客船には皆蓄音機を具へてゐる。併しそれは単調にして無趣味な現代欧米式ダンスの地に使はれるのみで、船客の音楽的要求を充すに極めて縁の遠いものであることは云ふまでもないであらう。私はデッキスチュワードに、日本のレコードがないかをたづねた。これに応じて彼が出してくれたものは、もう散々に痛んだ十数枚の俗曲落語の類であつた。私はそのうちから清元の十六夜清心を選んだ。さうして多少の説明を与へたあとで彼にこれをきかせた。</text:p>
      <text:p text:style-name="P9">Comme chacun le sait, les paquebots japonais sont tous équipés de phonographes. Cependant, ils ne sont utilisés que pour des danses modernes occidentales monotones et sans goût, et il va sans dire qu'ils sont très loin de satisfaire les demandes musicales des passagers. J'ai demandé au steward de pont s'il avait des disques japonais. Ce qu'il m'a apporté en réponse, c'était une douzaine de disques de chansons populaires et de rakugo, qui étaient déjà très usés. J'ai choisi « Seigen Kiyomoto » parmi eux. Et après avoir donné quelques explications, je lui ai fait écouter.</text:p>
      <text:p text:style-name="P9">私はこれをきくときの彼のポーズを今でも忘れることが出来ない。彼は下を向いて膝の上に肱を支へ、拳の上に顔を支へた（たとへばロダンの「考へる人」のやうに、若くはミケランジェロのエレミヤのやうに）。さうしてそれでなくとも陰鬱な顔を一層陰鬱にして最後までじつときいてゐた。曲がをへたときに、彼は搾り出すように 〔Scho:n, sehr scho:n〕 といつた（私は彼と独逸語で話をしてゐたのである）。これが御世辞でないことは、彼が御世辞には最も遠い種類の人間であることを考へれば、直ちに首肯することが出来る。恐らく此処でも亦、この伊太利人は吾々の音楽の「哀愁」に心を掴まれたのである。吾々の音楽は此処でも憂鬱によつて「直ちに人心を指した」のである。私はこの 〔Scho:n, sehr scho:n〕 が kolossal klagend の同義語であることを疑ふことが出来ない。</text:p>
      <text:p text:style-name="P9"><text:soft-page-break/>Je n'oublierai jamais sa pose quand il l'a écouté. Il baissait les yeux, appuyait ses coudes sur ses genoux et son visage sur ses poings (comme « Le Penseur » de Rodin, ou Jérémie de Michel-Ange). Et il a écouté attentivement jusqu'à la fin, rendant son visage déjà sombre encore plus sombre. Quand la chanson s'est terminée, il a dit, comme s'il se forçait, « Schön, sehr schön » (je parlais allemand avec lui). On peut immédiatement acquiescer que ce n'étaient pas des compliments, étant donné qu'il était le genre de personne le plus éloigné des compliments. Probablement ici aussi, cet Italien a été captivé par la « mélancolie » de notre musique. Notre musique a « immédiatement touché le cœur des gens » ici aussi par sa mélancolie. Je ne peux m'empêcher de penser que « Schön, sehr schön » est un synonyme de « kolossal klagend ».</text:p>
      <text:p text:style-name="P9">欧羅巴にゐて未だ大地震の報に接せずにゐるあひだ、日本に帰つて折しも顔見世の芝居を見、なにがしの邦楽会に行つて久しぶりに三味線の冴えた音をきくことは、郷愁を慰めるための私の白日の夢であつた。併し震災後五十日にして東京に帰つた自分には、固よりこのやうな享楽の機会は絶対に与へらるべくもなかつた。私はせめてもの代償を亦蓄音機に求めた。例へば松尾太夫の吉田屋の如きは私の最も聴かむと欲する音楽であつた。生憎このレコードも亦求めて得られぬ恋に過ぎなかつたが、併し私は端唄や、清元や、新内の「明烏」のやうなものを買ひ求めて、暫くの間これに聴き耽つてゐた。さうして、悲しいかな、私は此処でも亦日本音楽の「限界」に触れることを余儀なくされたのである。</text:p>
      <text:p text:style-name="P9">Alors que j'étais en Europe et que je n'avais pas encore appris la nouvelle du grand tremblement de terre, mon rêve éveillé pour apaiser ma nostalgie était de rentrer au Japon, de voir une pièce de théâtre kabuki à l'occasion du kaomise (première représentation de la saison) et d'assister à un concert de musique japonaise pour entendre le son vif du shamisen après une longue absence. Cependant, étant rentré à Tokyo cinquante jours après le tremblement de terre, je n'avais évidemment aucune chance de profiter de tels plaisirs. J'ai cherché une consolation dans le phonographe. Par exemple, « Yoshida-ya » de Tayu Matsuo était la musique que je voulais le plus écouter. Malheureusement, ce disque était <text:soft-page-break/>aussi un amour impossible à obtenir, mais j'ai acheté des choses comme des hauta (chansons courtes), du kiyomoto et « Akegarasu » du shinai, et je les ai écoutés avec délice pendant un moment. Et, hélas, j'ai été contraint de toucher à nouveau aux « limites » de la musique japonaise ici aussi.</text:p>
      <text:p text:style-name="P9">然らばその限界とは何であるか。それは Fiat lux（光をつくる力）を欠くことである。繰返し繰返しこれ等の音楽をきいてゐるうちに、私の心は陰鬱に、ひたすらに陰鬱になるのみであつた。私の心は底なき穴の中にひきずり込まれて行くことを感じた。さうしてその無底の洞穴を充すものは、はてしなき憂愁の響のみであつた。無限の哀音は東西を絶して薄明の中を流れる。私はこの「絶望」の声の中にゐるに堪へなくなつて、再びべートー※ンやバッハの音楽に救ひを求めた。</text:p>
      <text:p text:style-name="P9">Alors, quelles sont ces limites ? C'est le manque de Fiat lux (le pouvoir de créer la lumière). En écoutant ces musiques encore et encore, mon cœur ne faisait que devenir sombre, désespérément sombre. J'avais l'impression que mon cœur était entraîné dans un trou sans fond. Et ce qui remplissait ce gouffre sans fond n'était que le son d'une tristesse sans fin. Les sons d'une tristesse infinie coulent à travers l'obscurité, transcendant l'Est et l'Ouest. Je ne pouvais plus supporter d'être dans cette voix de « désespoir », et j'ai cherché à nouveau le salut dans la musique de Beethoven et de Bach.</text:p>
      <text:p text:style-name="P9">徳川時代に発達した日本の音楽は――三味線音楽は、何故に此の如き絶望の音楽となつたか。</text:p>
      <text:p text:style-name="P9">Pourquoi la musique japonaise développée à l'époque d'Edo, la musique de shamisen, est-elle devenue une musique de désespoir ?</text:p>
      <text:h text:style-name="Heading_20_3" text:outline-level="3">５</text:h>
      <text:p text:style-name="P9">私は更に一例を附加する。日本をたつとき、私は土産にするために復刻の哥麿浮世画集を持つて行つた。千九百二十二年の八月、ハイデルベルクの下宿に落付いたとき、私は日本好きの其処の夫人に、この画集中彼女自身の選んだ四五葉を贈つた。さうして自分は鏡台二美人図（上村屋版、橋口五葉氏の説に従へば寛政七年頃の作であるらしい）をかけて置いた。前向きに鏡に向つて、赤い櫛を持つて前髪との境をかきわけようとしてゐる、浅黄の縦横縞の浴衣を着た女は、暫く<text:soft-page-break/>の間その婉柔な姿勢と顔とを以て私の心を和かにして呉れた。併し時を経るに従つて、そのしどけなくとけかかつた帯下や、赤い蹴出しを洩れる膝などが私の心をかき紊すやうになつて来た。私は五月蠅くなつてそれをとり外してしまつた。さうすると、或日夫人が私の部屋にやつて来て、それに気がついたと見えて、貴方はウタマーロを何処にやつたのですかときいた。私は、それは Erhebend（高める力あるもの）でなくていやになつたから取外してしまつたのです、と答へると、彼女は独逸流の卒直を以て、ではなぜそんなものを私に下すつたのですと反問した。「それは Erhebend ではないが Anmutend です、それでいゝぢやありませんか」――これが私の答へであつた。さうして私は今でもこれを遁辞だとは思つてゐないのである。</text:p>
      <text:p text:style-name="P9">J'ajouterai un autre exemple. Lorsque j'ai quitté le Japon, j'ai emporté une collection de réimpressions d'estampes ukiyo-e d'Utamaro comme souvenir. En août 1922, lorsque je me suis installé dans ma pension à Heidelberg, j'ai offert à la dame de là-bas, qui aimait le Japon, quatre ou cinq feuilles de cette collection qu'elle avait elle-même choisies. Et j'ai accroché une peinture intitulée « Deux beautés devant un miroir » (édition Uemura-ya, qui, selon la théorie de Goyo Hashiguchi, aurait été réalisée vers 1795-1796). Une femme vêtue d'un yukata rayé bleu clair, faisant face au miroir et tenant un peigne rouge pour séparer ses cheveux de son front, a apaisé mon cœur pendant un moment avec sa posture douce et son visage. Mais au fil du temps, la ceinture de son yukata, qui était lâche et commençait à se défaire, et ses genoux, qui laissaient entrevoir son jupon rouge, ont commencé à perturber mon cœur. J'en ai eu assez et je l'ai enlevée. Puis, un jour, la dame est venue dans ma chambre et, remarquant cela, elle m'a demandé : « Où avez-vous mis Utamaro ? » J'ai répondu : « Je l'ai enlevé parce qu'il n'était pas Erhebend (édifiant) et que j'en ai eu assez. » Elle a rétorqué avec la franchise allemande : « Alors pourquoi me l'avez-vous donné ? » « Ce n'est pas Erhebend, mais Anmutend (charmant), cela ne suffit-il pas ? » — Telle était ma réponse. Et je ne pense toujours pas que ce soit une échappatoire.</text:p>
      <text:p text:style-name="P3">此等の芸術が人の心を高めること少くして而もこれを楽ましめるこ<text:soft-page-break/>との多いのは何故であるか。人を Anmuten する点に於いて極めて長所を持つてゐながら、これを Erheben する力を欠くやうな芸術は如何なる地盤から生れて来たか――これが欧羅巴から私の持つて帰つた問題の一つである。</text:p>
      <text:p text:style-name="P3">（大正十四年八月）</text:p>
      <text:p text:style-name="P11">Pourquoi ces arts élèvent-ils si peu le cœur des gens et les divertissent-ils autant ? De quel genre de fondation est né un art qui a d'excellentes qualités pour Anmuten (charmer) les gens, mais qui manque de la capacité de les Erheben (élever) ? — C'est l'une des questions que j'ai rapportées d'Europe. </text:p>
      <text:p text:style-name="P11">(Août 1925)</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28T15:02:03.633512785</dc:date>
    <meta:editing-cycles>42</meta:editing-cycles>
    <meta:editing-duration>PT1H11M7S</meta:editing-duration>
    <meta:document-statistic meta:table-count="0" meta:image-count="0" meta:object-count="0" meta:page-count="25" meta:paragraph-count="100" meta:word-count="14674" meta:character-count="37091" meta:non-whitespace-character-count="32469"/>
    <meta:user-defined meta:name="Info 1"/>
    <meta:user-defined meta:name="Info 2"/>
    <meta:user-defined meta:name="Info 3"/>
    <meta:user-defined meta:name="Info 4"/>
  </office:meta>
</office:document-meta>
</file>